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35cm"/>
      <style:paragraph-properties style:writing-mode="lr-tb"/>
    </style:style>
    <style:style style:name="gr3" style:family="graphic" style:parent-style-name="standard">
      <style:graphic-properties draw:stroke="none" draw:fill="none" fo:min-height="5.176cm"/>
      <style:paragraph-properties style:writing-mode="lr-tb"/>
    </style:style>
    <style:style style:name="gr4" style:family="graphic" style:parent-style-name="standard">
      <style:graphic-properties draw:stroke="none" draw:fill="none" fo:min-height="11.146cm"/>
      <style:paragraph-properties style:writing-mode="lr-tb"/>
    </style:style>
    <style:style style:name="gr5" style:family="graphic" style:parent-style-name="standard">
      <style:graphic-properties draw:stroke="none" draw:fill="none" fo:min-height="7.564cm"/>
      <style:paragraph-properties style:writing-mode="lr-tb"/>
    </style:style>
    <style:style style:name="gr6" style:family="graphic" style:parent-style-name="standard">
      <style:graphic-properties draw:stroke="none" draw:fill="none" fo:min-height="8.758cm"/>
      <style:paragraph-properties style:writing-mode="lr-tb"/>
    </style:style>
    <style:style style:name="gr7" style:family="graphic" style:parent-style-name="standard">
      <style:graphic-properties draw:stroke="none" draw:fill="none" fo:min-height="9.738cm"/>
      <style:paragraph-properties style:writing-mode="lr-tb"/>
    </style:style>
    <style:style style:name="gr8" style:family="graphic" style:parent-style-name="standard">
      <style:graphic-properties draw:stroke="none" draw:fill="none" fo:min-height="9.554cm"/>
      <style:paragraph-properties style:writing-mode="lr-tb"/>
    </style:style>
    <style:style style:name="gr9" style:family="graphic" style:parent-style-name="standard">
      <style:graphic-properties draw:stroke="none" draw:fill="none" fo:min-height="9.156cm"/>
      <style:paragraph-properties style:writing-mode="lr-tb"/>
    </style:style>
    <style:style style:name="gr10" style:family="graphic" style:parent-style-name="standard">
      <style:graphic-properties draw:stroke="none" draw:fill="none" fo:min-height="7.16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olang Sess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- Harsh Dusane<text:line-break/><text:line-break/>Topic : Golang struc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lang stru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 struct (short for "structure") is a collection of data fields with declared data types. Golang has the ability to declare and create own data types by combining one or more types, including both built-in and user-defined types. Each data field in a struct is declared with a known type, which could be a built-in type or another user-defined typ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olang struc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The declaration starts with the keyword type, then a name for the new struct, and finally the keyword struct. Within the curly brackets, a series of data fields are specified with a name and a type.</text:p>
              </text:list-item>
            </text:list>
          </draw:text-box>
        </draw:frame>
        <draw:frame draw:style-name="gr2" draw:text-style-name="P3" draw:layer="layout" svg:width="12.4cm" svg:height="4.6cm" svg:x="9.2cm" svg:y="9.6cm">
          <draw:text-box>
            <text:p text:style-name="P2">type identifier struct{</text:p>
            <text:p text:style-name="P2"><text:s text:c="2"/>field1 data_type</text:p>
            <text:p text:style-name="P2"><text:s text:c="2"/>field2 data_type</text:p>
            <text:p text:style-name="P2"><text:s text:c="2"/>field3 data_type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claration of a struct typ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3" draw:text-style-name="P3" draw:layer="layout" svg:width="16.833cm" svg:height="5.426cm" svg:x="2.8cm" svg:y="5.193cm">
          <draw:text-box>
            <text:p text:style-name="P2">package main</text:p>
            <text:p text:style-name="P2"><text:s/></text:p>
            <text:p text:style-name="P2">import "fmt"</text:p>
            <text:p text:style-name="P2"><text:s/></text:p>
            <text:p text:style-name="P2">type rectangle struct {</text:p>
            <text:p text:style-name="P2"><text:s text:c="8"/>length <text:s/>float64</text:p>
            <text:p text:style-name="P2"><text:s text:c="8"/>breadth float64</text:p>
            <text:p text:style-name="P2"><text:s text:c="8"/>color <text:s text:c="2"/>string</text:p>
            <text:p text:style-name="P2">}</text:p>
            <text:p text:style-name="P2"><text:s/></text:p>
            <text:p text:style-name="P2">func main() {</text:p>
            <text:p text:style-name="P2"><text:s text:c="8"/>fmt.Println(rectangle{10.5, 25.10, "red"}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eating Instances of Struct Typ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4" draw:text-style-name="P3" draw:layer="layout" svg:width="14.472cm" svg:height="11.396cm" svg:x="6.728cm" svg:y="3.6cm">
          <draw:text-box>
            <text:p text:style-name="P2">package main</text:p>
            <text:p text:style-name="P2"><text:s/></text:p>
            <text:p text:style-name="P2">import "fmt"</text:p>
            <text:p text:style-name="P2"><text:s/></text:p>
            <text:p text:style-name="P2">type rectangle struct {</text:p>
            <text:p text:style-name="P2"><text:s text:c="8"/>length <text:s/>int</text:p>
            <text:p text:style-name="P2"><text:s text:c="8"/>breadth int</text:p>
            <text:p text:style-name="P2"><text:s text:c="8"/>color <text:s text:c="2"/>string</text:p>
            <text:p text:style-name="P2"><text:s/></text:p>
            <text:p text:style-name="P2"><text:s text:c="8"/>geometry struct {</text:p>
            <text:p text:style-name="P2"><text:s text:c="16"/>area <text:s text:c="5"/>int</text:p>
            <text:p text:style-name="P2"><text:s text:c="16"/>perimeter int</text:p>
            <text:p text:style-name="P2"><text:s text:c="8"/>}</text:p>
            <text:p text:style-name="P2">}</text:p>
            <text:p text:style-name="P2"><text:s/></text:p>
            <text:p text:style-name="P2">func main() {</text:p>
            <text:p text:style-name="P2"><text:s text:c="8"/>var rect rectangle // dot notation</text:p>
            <text:p text:style-name="P2"><text:s text:c="8"/>rect.length = 10</text:p>
            <text:p text:style-name="P2"><text:s text:c="8"/>rect.breadth = 20</text:p>
            <text:p text:style-name="P2"><text:s text:c="8"/>rect.color = "Green"</text:p>
            <text:p text:style-name="P2"><text:s/></text:p>
            <text:p text:style-name="P2"><text:s text:c="8"/>rect.geometry.area = rect.length * rect.breadth</text:p>
            <text:p text:style-name="P2"><text:s text:c="8"/>rect.geometry.perimeter = 2 * (rect.length + rect.breadth)</text:p>
            <text:p text:style-name="P2"><text:s/></text:p>
            <text:p text:style-name="P2"><text:s text:c="8"/>fmt.Println(rect)</text:p>
            <text:p text:style-name="P2"><text:s text:c="8"/>fmt.Println("Area:\t", rect.geometry.area)</text:p>
            <text:p text:style-name="P2"><text:s text:c="8"/>fmt.Println("Perimeter:", rect.geometry.perimeter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reating a Struct Instance Using a Struct Literal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7.858cm" svg:height="7.814cm" svg:x="5.161cm" svg:y="3.999cm">
          <draw:text-box>
            <text:p text:style-name="P2">package main</text:p>
            <text:p text:style-name="P2">import "fmt"</text:p>
            <text:p text:style-name="P2">type rectangle struct {</text:p>
            <text:p text:style-name="P2"><text:s text:c="8"/>length <text:s/>int</text:p>
            <text:p text:style-name="P2"><text:s text:c="8"/>breadth int</text:p>
            <text:p text:style-name="P2"><text:s text:c="8"/>color <text:s text:c="2"/>string</text:p>
            <text:p text:style-name="P2">}</text:p>
            <text:p text:style-name="P2">func main() {</text:p>
            <text:p text:style-name="P2"><text:s text:c="8"/>var rect1 = rectangle{10, 20, "Green"}</text:p>
            <text:p text:style-name="P2"><text:s text:c="8"/>fmt.Println(rect1)</text:p>
            <text:p text:style-name="P2"><text:s text:c="8"/>var rect2 = rectangle{length: 10, color: "Green"} // breadth value skipped</text:p>
            <text:p text:style-name="P2"><text:s text:c="8"/>fmt.Println(rect2)</text:p>
            <text:p text:style-name="P2"><text:s text:c="8"/>rect3 := rectangle{10, 20, "Green"}</text:p>
            <text:p text:style-name="P2"><text:s text:c="8"/>fmt.Println(rect3)</text:p>
            <text:p text:style-name="P2"><text:s text:c="8"/>rect4 := rectangle{length: 10, breadth: 20, color: "Green"}</text:p>
            <text:p text:style-name="P2"><text:s text:c="8"/>fmt.Println(rect4)</text:p>
            <text:p text:style-name="P2"><text:s text:c="8"/>rect5 := rectangle{breadth: 20, color: "Green"} // length value skipped</text:p>
            <text:p text:style-name="P2"><text:s text:c="8"/>fmt.Println(rect5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Struct Instantiation using new keywor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17.647cm" svg:height="9.008cm" svg:x="5.267cm" svg:y="3.402cm">
          <draw:text-box>
            <text:p text:style-name="P2">package main</text:p>
            <text:p text:style-name="P2"><text:s/></text:p>
            <text:p text:style-name="P2">import "fmt"</text:p>
            <text:p text:style-name="P2"><text:s/></text:p>
            <text:p text:style-name="P2">type rectangle struct {</text:p>
            <text:p text:style-name="P2"><text:s text:c="8"/>length <text:s/>int</text:p>
            <text:p text:style-name="P2"><text:s text:c="8"/>breadth int</text:p>
            <text:p text:style-name="P2"><text:s text:c="8"/>color <text:s text:c="2"/>string</text:p>
            <text:p text:style-name="P2">}</text:p>
            <text:p text:style-name="P2"><text:s/></text:p>
            <text:p text:style-name="P2">func main() {</text:p>
            <text:p text:style-name="P2"><text:s text:c="8"/>rect1 := new(rectangle) // rect1 is a pointer to an instance of rectangle</text:p>
            <text:p text:style-name="P2"><text:s text:c="8"/>rect1.length = 10</text:p>
            <text:p text:style-name="P2"><text:s text:c="8"/>rect1.breadth = 20</text:p>
            <text:p text:style-name="P2"><text:s text:c="8"/>rect1.color = "Green"</text:p>
            <text:p text:style-name="P2"><text:s text:c="8"/>fmt.Println(rect1)</text:p>
            <text:p text:style-name="P2"><text:s/></text:p>
            <text:p text:style-name="P2"><text:s text:c="8"/>var rect2 = new(rectangle) // rect2 is an instance of rectangle</text:p>
            <text:p text:style-name="P2"><text:s text:c="8"/>rect2.length = 10</text:p>
            <text:p text:style-name="P2"><text:s text:c="8"/>rect2.color = "Red"</text:p>
            <text:p text:style-name="P2"><text:s text:c="8"/>fmt.Println(rect2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Struct Instantiation Using Pointer Address Operator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5" draw:text-style-name="P3" draw:layer="layout" svg:width="15.53cm" svg:height="7.814cm" svg:x="6.325cm" svg:y="3.999cm">
          <draw:text-box>
            <text:p text:style-name="P2">package main</text:p>
            <text:p text:style-name="P2">import "fmt"</text:p>
            <text:p text:style-name="P2">type rectangle struct {</text:p>
            <text:p text:style-name="P2"><text:s text:c="8"/>length <text:s/>int</text:p>
            <text:p text:style-name="P2"><text:s text:c="8"/>breadth int</text:p>
            <text:p text:style-name="P2"><text:s text:c="8"/>color <text:s text:c="2"/>string</text:p>
            <text:p text:style-name="P2">}</text:p>
            <text:p text:style-name="P2">func main() {</text:p>
            <text:p text:style-name="P2"><text:s text:c="8"/>var rect1 = &amp;rectangle{10, 20, "Green"} // Can't skip any value</text:p>
            <text:p text:style-name="P2"><text:s text:c="8"/>fmt.Println(rect1)</text:p>
            <text:p text:style-name="P2"><text:s text:c="8"/>var rect2 = &amp;rectangle{}</text:p>
            <text:p text:style-name="P2"><text:s text:c="8"/>rect2.length = 10</text:p>
            <text:p text:style-name="P2"><text:s text:c="8"/>rect2.color = "Red"</text:p>
            <text:p text:style-name="P2"><text:s text:c="8"/>fmt.Println(rect2) // breadth skipped</text:p>
            <text:p text:style-name="P2"><text:s text:c="8"/>var rect3 = &amp;rectangle{}</text:p>
            <text:p text:style-name="P2"><text:s text:c="8"/>(*rect3).breadth = 10</text:p>
            <text:p text:style-name="P2"><text:s text:c="8"/>(*rect3).color = "Blue"</text:p>
            <text:p text:style-name="P2"><text:s text:c="8"/>fmt.Println(rect3) // length skipped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Use Field Tags in the Definition of Struct Typ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7" draw:text-style-name="P3" draw:layer="layout" svg:width="10.027cm" svg:height="12.987cm" svg:x="0.973cm" svg:y="1.813cm">
          <draw:text-box>
            <text:p text:style-name="P2">package main</text:p>
            <text:p text:style-name="P2"><text:s/></text:p>
            <text:p text:style-name="P2">import (</text:p>
            <text:p text:style-name="P2"><text:s text:c="4"/>"fmt"</text:p>
            <text:p text:style-name="P2"><text:s text:c="4"/>"encoding/json"</text:p>
            <text:p text:style-name="P2">)</text:p>
            <text:p text:style-name="P2"><text:s/></text:p>
            <text:p text:style-name="P2">type Employee struct {</text:p>
            <text:p text:style-name="P2"><text:s text:c="4"/>FirstName <text:s/>string `json:"firstname"`</text:p>
            <text:p text:style-name="P2"><text:s text:c="4"/>LastName <text:s text:c="2"/>string `json:"lastname"`</text:p>
            <text:p text:style-name="P2"><text:s text:c="4"/>City string `json:"city"`</text:p>
            <text:p text:style-name="P2">}</text:p>
            <text:p text:style-name="P2"><text:s/></text:p>
            <text:p text:style-name="P2">func main() {</text:p>
            <text:p text:style-name="P2"><text:s text:c="4"/>json_string := `</text:p>
            <text:p text:style-name="P2"><text:s text:c="4"/>{</text:p>
            <text:p text:style-name="P2"><text:s text:c="8"/>"firstname": "Rocky",</text:p>
            <text:p text:style-name="P2"><text:s text:c="8"/>"lastname": "Sting",</text:p>
            <text:p text:style-name="P2"><text:s text:c="8"/>"city": "London"</text:p>
            <text:p text:style-name="P2"><text:s text:c="4"/>}`</text:p>
            <text:p text:style-name="P2"><text:s/></text:p>
            <text:p text:style-name="P2"><text:s text:c="4"/>emp1 := new(Employee)</text:p>
            <text:p text:style-name="P2"><text:s text:c="4"/>json.Unmarshal([]byte(json_string), emp1)</text:p>
            <text:p text:style-name="P2"><text:s text:c="4"/>fmt.Println(emp1)</text:p>
            <text:p text:style-name="P2"><text:s/></text:p>
            <text:p text:style-name="P2"><text:s text:c="4"/>emp2 := new(Employee)</text:p>
            <text:p text:style-name="P2"><text:s text:c="4"/>emp2.FirstName = "Ramesh"</text:p>
            <text:p text:style-name="P2"><text:s text:c="4"/>emp2.LastName = "Soni"</text:p>
            <text:p text:style-name="P2"><text:s text:c="4"/>emp2.City = "Mumbai"</text:p>
            <text:p text:style-name="P2"><text:s text:c="4"/>jsonStr, _ := json.Marshal(emp2)</text:p>
            <text:p text:style-name="P2"><text:s text:c="4"/>fmt.Printf("%s\n", jsonStr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dd Method to Struct Type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6" draw:text-style-name="P3" draw:layer="layout" svg:width="11.086cm" svg:height="9.008cm" svg:x="6.914cm" svg:y="4.192cm">
          <draw:text-box>
            <text:p text:style-name="P2">package main</text:p>
            <text:p text:style-name="P2">import "fmt"</text:p>
            <text:p text:style-name="P2">type Salary struct {</text:p>
            <text:p text:style-name="P2"><text:s text:c="8"/>Basic, HRA, TA float64</text:p>
            <text:p text:style-name="P2">}</text:p>
            <text:p text:style-name="P2">type Employee struct {</text:p>
            <text:p text:style-name="P2"><text:s text:c="8"/>FirstName, LastName, Email string</text:p>
            <text:p text:style-name="P2"><text:s text:c="8"/>Age <text:s text:c="23"/>int</text:p>
            <text:p text:style-name="P2"><text:s text:c="8"/>MonthlySalary <text:s text:c="13"/>[]Salary</text:p>
            <text:p text:style-name="P2">}</text:p>
            <text:p text:style-name="P2">func (e Employee) EmpInfo() string {</text:p>
            <text:p text:style-name="P2"><text:s text:c="8"/>fmt.Println(e.FirstName, e.LastName)</text:p>
            <text:p text:style-name="P2"><text:s text:c="8"/>fmt.Println(e.Age)</text:p>
            <text:p text:style-name="P2"><text:s text:c="8"/>fmt.Println(e.Email)</text:p>
            <text:p text:style-name="P2"><text:s text:c="8"/>for _, info := range e.MonthlySalary {</text:p>
            <text:p text:style-name="P2"><text:s text:c="16"/>fmt.Println("===================")</text:p>
            <text:p text:style-name="P2"><text:s text:c="16"/>fmt.Println(info.Basic)</text:p>
            <text:p text:style-name="P2"><text:s text:c="16"/>fmt.Println(info.HRA)</text:p>
            <text:p text:style-name="P2"><text:s text:c="16"/>fmt.Println(info.TA)</text:p>
            <text:p text:style-name="P2"><text:s text:c="8"/>}</text:p>
            <text:p text:style-name="P2"><text:s text:c="8"/>return "----------------------"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ssign Default Value for Struct Field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6" draw:text-style-name="P3" draw:layer="layout" svg:width="9.392cm" svg:height="9.008cm" svg:x="7.2cm" svg:y="3.811cm">
          <draw:text-box>
            <text:p text:style-name="P2">package main</text:p>
            <text:p text:style-name="P2">import "fmt"</text:p>
            <text:p text:style-name="P2">type Employee struct {</text:p>
            <text:p text:style-name="P2"><text:s text:c="8"/>Name string</text:p>
            <text:p text:style-name="P2"><text:s text:c="8"/>Age <text:s/>int</text:p>
            <text:p text:style-name="P2">}</text:p>
            <text:p text:style-name="P2">func (obj *Employee) Info() {</text:p>
            <text:p text:style-name="P2"><text:s text:c="8"/>if obj.Name == "" {</text:p>
            <text:p text:style-name="P2"><text:s text:c="16"/>obj.Name = "John Doe"</text:p>
            <text:p text:style-name="P2"><text:s text:c="8"/>}</text:p>
            <text:p text:style-name="P2"><text:s text:c="8"/>if obj.Age == 0 {</text:p>
            <text:p text:style-name="P2"><text:s text:c="16"/>obj.Age = 25</text:p>
            <text:p text:style-name="P2"><text:s text:c="8"/>}</text:p>
            <text:p text:style-name="P2">}</text:p>
            <text:p text:style-name="P2">func main() {</text:p>
            <text:p text:style-name="P2"><text:s text:c="8"/>emp1 := Employee{Name: "Mr. Fred"}</text:p>
            <text:p text:style-name="P2"><text:s text:c="8"/>emp1.Info()</text:p>
            <text:p text:style-name="P2"><text:s text:c="8"/>fmt.Println(emp1)</text:p>
            <text:p text:style-name="P2"><text:s text:c="8"/>emp2 := Employee{Age: 26}</text:p>
            <text:p text:style-name="P2"><text:s text:c="8"/>emp2.Info()</text:p>
            <text:p text:style-name="P2"><text:s text:c="8"/>fmt.Println(emp2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ind Type of Struct in Go Programming Languag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8" draw:text-style-name="P3" draw:layer="layout" svg:width="15.107cm" svg:height="9.804cm" svg:x="5.093cm" svg:y="3.796cm">
          <draw:text-box>
            <text:p text:style-name="P2">package main</text:p>
            <text:p text:style-name="P2">import (</text:p>
            <text:p text:style-name="P2"><text:s text:c="8"/>"fmt"</text:p>
            <text:p text:style-name="P2"><text:s text:c="8"/>"reflect"</text:p>
            <text:p text:style-name="P2">)</text:p>
            <text:p text:style-name="P2">type rectangle struct {</text:p>
            <text:p text:style-name="P2"><text:s text:c="8"/>length <text:s/>float64</text:p>
            <text:p text:style-name="P2"><text:s text:c="8"/>breadth float64</text:p>
            <text:p text:style-name="P2"><text:s text:c="8"/>color <text:s text:c="2"/>string</text:p>
            <text:p text:style-name="P2">}</text:p>
            <text:p text:style-name="P2">func main() {</text:p>
            <text:p text:style-name="P2"><text:s text:c="8"/>var rect1 = rectangle{10, 20, "Green"}</text:p>
            <text:p text:style-name="P2"><text:s text:c="8"/>fmt.Println(reflect.TypeOf(rect1)) <text:s text:c="8"/>// main.rectangle</text:p>
            <text:p text:style-name="P2"><text:s text:c="8"/>fmt.Println(reflect.ValueOf(rect1).Kind()) // struct</text:p>
            <text:p text:style-name="P2"><text:s text:c="8"/>rect2 := rectangle{length: 10, breadth: 20, color: "Green"}</text:p>
            <text:p text:style-name="P2"><text:s text:c="8"/>fmt.Println(reflect.TypeOf(rect2)) <text:s text:c="8"/>// main.rectangle</text:p>
            <text:p text:style-name="P2"><text:s text:c="8"/>fmt.Println(reflect.ValueOf(rect2).Kind()) // struct</text:p>
            <text:p text:style-name="P2"><text:s text:c="8"/>rect3 := new(rectangle)</text:p>
            <text:p text:style-name="P2"><text:s text:c="8"/>fmt.Println(reflect.TypeOf(rect3)) <text:s text:c="8"/>// *main.rectangle</text:p>
            <text:p text:style-name="P2"><text:s text:c="8"/>fmt.Println(reflect.ValueOf(rect3).Kind()) // ptr</text:p>
            <text:p text:style-name="P2"><text:s text:c="8"/>var rect4 = &amp;rectangle{}</text:p>
            <text:p text:style-name="P2"><text:s text:c="8"/>fmt.Println(reflect.TypeOf(rect4)) <text:s text:c="8"/>// *main.rectangle</text:p>
            <text:p text:style-name="P2"><text:s text:c="8"/>fmt.Println(reflect.ValueOf(rect4).Kind()) // ptr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Comparing Structs with the Different Values Assigned to Data Field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9" draw:text-style-name="P3" draw:layer="layout" svg:width="14.26cm" svg:height="9.406cm" svg:x="5.2cm" svg:y="3.994cm">
          <draw:text-box>
            <text:p text:style-name="P2">package main</text:p>
            <text:p text:style-name="P2">import "fmt"</text:p>
            <text:p text:style-name="P2">type rectangle struct {</text:p>
            <text:p text:style-name="P2"><text:s text:c="8"/>length <text:s/>float64</text:p>
            <text:p text:style-name="P2"><text:s text:c="8"/>breadth float64</text:p>
            <text:p text:style-name="P2"><text:s text:c="8"/>color <text:s text:c="2"/>string</text:p>
            <text:p text:style-name="P2">}</text:p>
            <text:p text:style-name="P2">func main() {</text:p>
            <text:p text:style-name="P2"><text:s text:c="8"/>var rect1 = rectangle{10, 20, "Green"}</text:p>
            <text:p text:style-name="P2"><text:s text:c="8"/>rect2 := rectangle{length: 20, breadth: 10, color: "Red"}</text:p>
            <text:p text:style-name="P2"><text:s text:c="8"/>if rect1 == rect2 {</text:p>
            <text:p text:style-name="P2"><text:s text:c="16"/>fmt.Println("True")</text:p>
            <text:p text:style-name="P2"><text:s text:c="8"/>} else {</text:p>
            <text:p text:style-name="P2"><text:s text:c="16"/>fmt.Println("False")</text:p>
            <text:p text:style-name="P2"><text:s text:c="8"/>}</text:p>
            <text:p text:style-name="P2"><text:s text:c="8"/>rect3 := new(rectangle)</text:p>
            <text:p text:style-name="P2"><text:s text:c="8"/>var rect4 = &amp;rectangle{}</text:p>
            <text:p text:style-name="P2"><text:s text:c="8"/>if rect3 == rect4 {</text:p>
            <text:p text:style-name="P2"><text:s text:c="16"/>fmt.Println("True")</text:p>
            <text:p text:style-name="P2"><text:s text:c="8"/>} else {</text:p>
            <text:p text:style-name="P2"><text:s text:c="16"/>fmt.Println("False")</text:p>
            <text:p text:style-name="P2"><text:s text:c="8"/>}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Copy Struct Type Using Value and Pointer Reference</text:p>
          </draw:text-box>
        </draw:frame>
        <draw:frame presentation:style-name="pr4" draw:layer="layout" svg:width="25.199cm" svg:height="9.134cm" svg:x="2cm" svg:y="4.066cm" presentation:class="outline" presentation:placeholder="true" presentation:user-transformed="true">
          <draw:text-box/>
        </draw:frame>
        <draw:frame draw:style-name="gr10" draw:text-style-name="P3" draw:layer="layout" svg:width="8.968cm" svg:height="7.416cm" svg:x="7.432cm" svg:y="5.2cm">
          <draw:text-box>
            <text:p text:style-name="P2">package main</text:p>
            <text:p text:style-name="P2">import "fmt"</text:p>
            <text:p text:style-name="P2">type rectangle struct {</text:p>
            <text:p text:style-name="P2"><text:s text:c="8"/>length <text:s/>float64</text:p>
            <text:p text:style-name="P2"><text:s text:c="8"/>breadth float64</text:p>
            <text:p text:style-name="P2"><text:s text:c="8"/>color <text:s text:c="2"/>string</text:p>
            <text:p text:style-name="P2">}</text:p>
            <text:p text:style-name="P2">func main() {</text:p>
            <text:p text:style-name="P2"><text:s text:c="8"/>r1 := rectangle{10, 20, "Green"}</text:p>
            <text:p text:style-name="P2"><text:s text:c="8"/>fmt.Println(r1)</text:p>
            <text:p text:style-name="P2"><text:s text:c="8"/>r2 := r1</text:p>
            <text:p text:style-name="P2"><text:s text:c="8"/>r2.color = "Pink"</text:p>
            <text:p text:style-name="P2"><text:s text:c="8"/>fmt.Println(r2)</text:p>
            <text:p text:style-name="P2"><text:s text:c="8"/>r3 := &amp;r1</text:p>
            <text:p text:style-name="P2"><text:s text:c="8"/>r3.color = "Red"</text:p>
            <text:p text:style-name="P2"><text:s text:c="8"/>fmt.Println(r3)</text:p>
            <text:p text:style-name="P2"><text:s text:c="8"/>fmt.Println(r1)</text:p>
            <text:p text:style-name="P2">}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4T10:56:11.022409059</meta:creation-date>
    <dc:date>2021-02-04T11:04:59.028592644</dc:date>
    <meta:editing-duration>PT9S</meta:editing-duration>
    <meta:editing-cycles>1</meta:editing-cycles>
    <meta:document-statistic meta:object-count="89"/>
    <meta:generator>LibreOffice/6.4.6.2$Linux_X86_64 LibreOffice_project/40$Build-2</meta:generator>
  </office:meta>
</office:document-meta>
</file>